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7b086" officeooo:paragraph-rsid="0007b086" style:script-type="latin"/>
    </style:style>
    <style:style style:name="P2" style:family="paragraph" style:parent-style-name="Standard" style:list-style-name="L1">
      <style:text-properties fo:language="fr" fo:country="FR" officeooo:rsid="00093137" officeooo:paragraph-rsid="00093137" style:script-type="latin"/>
    </style:style>
    <style:style style:name="P3" style:family="paragraph" style:parent-style-name="Standard" style:list-style-name="L1">
      <style:text-properties fo:language="fr" fo:country="FR" officeooo:rsid="0007b086" officeooo:paragraph-rsid="0007b086" style:script-type="latin"/>
    </style:style>
    <style:style style:name="P4" style:family="paragraph" style:parent-style-name="Standard" style:list-style-name="L1">
      <style:text-properties fo:language="fr" fo:country="FR" officeooo:rsid="000d730c" officeooo:paragraph-rsid="000d730c" style:script-type="latin"/>
    </style:style>
    <style:style style:name="P5" style:family="paragraph" style:parent-style-name="Standard" style:list-style-name="L1">
      <style:text-properties fo:language="fr" fo:country="FR" officeooo:rsid="000a0bf8" officeooo:paragraph-rsid="000a0bf8" style:script-type="latin"/>
    </style:style>
    <style:style style:name="P6" style:family="paragraph" style:parent-style-name="Standard" style:list-style-name="L1">
      <style:text-properties fo:language="fr" fo:country="FR" officeooo:rsid="0007b086" officeooo:paragraph-rsid="000a0bf8" style:script-type="latin"/>
    </style:style>
    <style:style style:name="P7" style:family="paragraph" style:parent-style-name="Standard">
      <style:text-properties fo:language="fr" fo:country="FR" officeooo:rsid="00118c88" officeooo:paragraph-rsid="00118c88" style:script-type="latin"/>
    </style:style>
    <style:style style:name="P8" style:family="paragraph" style:parent-style-name="Standard">
      <style:text-properties fo:language="fr" fo:country="FR" officeooo:rsid="0007b086" officeooo:paragraph-rsid="001686db" style:script-type="latin"/>
    </style:style>
    <style:style style:name="P9" style:family="paragraph">
      <style:paragraph-properties fo:text-align="center"/>
    </style:style>
    <style:style style:name="P10" style:family="paragraph">
      <style:paragraph-properties fo:text-align="center" style:writing-mode="lr-tb"/>
    </style:style>
    <style:style style:name="P11" style:family="paragraph" style:parent-style-name="Standard">
      <style:text-properties fo:language="fr" fo:country="FR" officeooo:rsid="0012df43" officeooo:paragraph-rsid="001686db" style:script-type="latin"/>
    </style:style>
    <style:style style:name="P12" style:family="paragraph" style:parent-style-name="Standard">
      <style:paragraph-properties fo:break-before="page"/>
      <style:text-properties fo:language="fr" fo:country="FR" officeooo:rsid="0012df43" officeooo:paragraph-rsid="001686db" style:script-type="latin"/>
    </style:style>
    <style:style style:name="P13" style:family="paragraph" style:parent-style-name="Standard">
      <style:text-properties fo:language="fr" fo:country="FR" officeooo:rsid="0007b086" officeooo:paragraph-rsid="00118c88" style:script-type="latin"/>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fr" fo:country="FR" officeooo:rsid="000aa801" officeooo:paragraph-rsid="00118c88" style:script-type="latin"/>
    </style:style>
    <style:style style:name="P15" style:family="paragraph">
      <loext:graphic-properties draw:fill-color="#b4c7dc"/>
      <style:paragraph-properties style:writing-mode="lr-tb"/>
    </style:style>
    <style:style style:name="P16" style:family="paragraph">
      <loext:graphic-properties draw:fill="none" draw:fill-color="#ffffff"/>
      <style:text-properties fo:font-size="12pt"/>
    </style:style>
    <style:style style:name="P17" style:family="paragraph">
      <loext:graphic-properties draw:fill="none" draw:fill-color="#ffffff"/>
      <style:paragraph-properties fo:text-align="center"/>
      <style:text-properties fo:font-size="12pt"/>
    </style:style>
    <style:style style:name="P18" style:family="paragraph">
      <style:paragraph-properties fo:text-align="center"/>
      <style:text-properties fo:font-size="12pt"/>
    </style:style>
    <style:style style:name="P19" style:family="paragraph">
      <style:paragraph-properties fo:text-align="center" style:writing-mode="lr-tb"/>
      <style:text-properties fo:font-size="12pt"/>
    </style:style>
    <style:style style:name="P20" style:family="paragraph" style:parent-style-name="Standard">
      <style:text-properties fo:language="fr" fo:country="FR" officeooo:rsid="000aa801" officeooo:paragraph-rsid="000ec105" style:script-type="latin"/>
    </style:style>
    <style:style style:name="P21" style:family="paragraph" style:parent-style-name="Standard">
      <style:text-properties fo:language="fr" fo:country="FR" officeooo:rsid="0014c1a7" officeooo:paragraph-rsid="0014c1a7" style:script-type="latin"/>
    </style:style>
    <style:style style:name="P22" style:family="paragraph" style:parent-style-name="Standard">
      <style:text-properties fo:language="fr" fo:country="FR" officeooo:rsid="001627c5" officeooo:paragraph-rsid="001627c5" style:script-type="latin"/>
    </style:style>
    <style:style style:name="P23" style:family="paragraph" style:parent-style-name="Standard" style:list-style-name="L2">
      <style:text-properties fo:language="fr" fo:country="FR" officeooo:rsid="001627c5" officeooo:paragraph-rsid="001627c5" style:script-type="latin"/>
    </style:style>
    <style:style style:name="P24" style:family="paragraph" style:parent-style-name="Standard" style:list-style-name="L3">
      <style:text-properties fo:language="fr" fo:country="FR" officeooo:rsid="001627c5" officeooo:paragraph-rsid="001627c5" style:script-type="latin"/>
    </style:style>
    <style:style style:name="P25" style:family="paragraph" style:parent-style-name="Standard" style:list-style-name="L4">
      <style:text-properties fo:color="#00a933" loext:opacity="100%" fo:language="fr" fo:country="FR" officeooo:rsid="00181255" officeooo:paragraph-rsid="00181255" style:script-type="latin"/>
    </style:style>
    <style:style style:name="P26" style:family="paragraph" style:parent-style-name="Standard" style:list-style-name="L5">
      <style:text-properties fo:language="fr" fo:country="FR" officeooo:rsid="001627c5" officeooo:paragraph-rsid="001627c5" style:script-type="latin"/>
    </style:style>
    <style:style style:name="P27" style:family="paragraph" style:parent-style-name="Standard" style:list-style-name="L6">
      <style:text-properties fo:language="fr" fo:country="FR" officeooo:rsid="001627c5" officeooo:paragraph-rsid="001627c5" style:script-type="latin"/>
    </style:style>
    <style:style style:name="T1" style:family="text">
      <style:text-properties officeooo:rsid="000d730c"/>
    </style:style>
    <style:style style:name="T2" style:family="text">
      <style:text-properties officeooo:rsid="0012df43"/>
    </style:style>
    <style:style style:name="T3" style:family="text">
      <style:text-properties fo:font-size="12pt"/>
    </style:style>
    <style:style style:name="T4" style:family="text">
      <style:text-properties fo:color="#c9211e" loext:opacity="100%" fo:font-size="12pt" fo:font-weight="bold" style:font-weight-asian="bold" style:font-weight-complex="bold"/>
    </style:style>
    <style:style style:name="T5" style:family="text">
      <style:text-properties officeooo:rsid="0014c1a7"/>
    </style:style>
    <style:style style:name="T6" style:family="text">
      <style:text-properties fo:color="#000000" loext:opacity="100%" fo:font-size="12pt" fo:font-weight="normal" style:font-weight-asian="normal" style:font-weight-complex="normal"/>
    </style:style>
    <style:style style:name="T7" style:family="text">
      <style:text-properties officeooo:rsid="001686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2.805cm" fo:min-width="5.265cm" style:writing-mode="lr-tb" loext:decorative="false" style:run-through="foreground"/>
      <style:paragraph-properties style:writing-mode="lr-tb"/>
    </style:style>
    <style:style style:name="gr3" style:family="graphic">
      <style:graphic-properties draw:textarea-horizontal-align="justify" draw:textarea-vertical-align="middle" draw:auto-grow-height="false" fo:min-height="2.778cm" fo:min-width="4.815cm" style:writing-mode="lr-tb" loext:decorative="false" style:run-through="foreground"/>
      <style:paragraph-properties style:writing-mode="lr-tb"/>
    </style:style>
    <style:style style:name="gr4" style:family="graphic">
      <style:graphic-properties draw:textarea-horizontal-align="justify" draw:textarea-vertical-align="middle" draw:auto-grow-height="false" fo:min-height="2.45cm" fo:min-width="5.212cm" style:writing-mode="lr-tb" loext:decorative="false" style:run-through="foreground"/>
      <style:paragraph-properties style:writing-mode="lr-tb"/>
    </style:style>
    <style:style style:name="gr5" style:family="graphic">
      <style:graphic-properties draw:textarea-horizontal-align="justify" draw:textarea-vertical-align="middle" draw:auto-grow-height="false" fo:min-height="2.291cm" fo:min-width="5.239cm" style:writing-mode="lr-tb" loext:decorative="false" style:run-through="foreground"/>
      <style:paragraph-properties style:writing-mode="lr-tb"/>
    </style:style>
    <style:style style:name="gr6" style:family="graphic">
      <style:graphic-properties draw:textarea-horizontal-align="justify" draw:textarea-vertical-align="middle" draw:auto-grow-height="false" fo:min-height="1.789cm" fo:min-width="4.868cm" style:writing-mode="lr-tb" loext:decorative="false" style:run-through="foreground"/>
      <style:paragraph-properties style:writing-mode="lr-tb"/>
    </style:style>
    <style:style style:name="gr7" style:family="graphic">
      <style:graphic-properties draw:textarea-horizontal-align="justify" draw:textarea-vertical-align="middle" draw:auto-grow-height="false" fo:min-height="1.736cm" fo:min-width="5.212cm" style:writing-mode="lr-tb" loext:decorative="false" style:run-through="foreground"/>
      <style:paragraph-properties style:writing-mode="lr-tb"/>
    </style:style>
    <style:style style:name="gr8" style:family="graphic">
      <style:graphic-properties draw:textarea-horizontal-align="justify" draw:textarea-vertical-align="middle" draw:auto-grow-height="false" fo:min-height="1.842cm" fo:min-width="5.212cm" style:writing-mode="lr-tb" loext:decorative="false" style:run-through="foreground"/>
      <style:paragraph-properties style:writing-mode="lr-tb"/>
    </style:style>
    <style:style style:name="gr9" style:family="graphic">
      <style:graphic-properties style:writing-mode="lr-tb" loext:decorative="false" style:run-through="foreground"/>
    </style:style>
    <style:style style:name="gr10" style:family="graphic">
      <style:graphic-properties draw:fill-color="#b4c7dc" draw:textarea-horizontal-align="justify" draw:textarea-vertical-align="middle" draw:auto-grow-height="false" fo:min-height="3.704cm" fo:min-width="5.106cm" style:writing-mode="lr-tb" loext:decorative="false" style:run-through="foreground"/>
      <style:paragraph-properties style:writing-mode="lr-tb"/>
    </style:style>
    <style:style style:name="gr11" style:family="graphic">
      <style:graphic-properties draw:stroke="none" draw:fill="none" draw:fill-color="#ffffff" fo:min-height="0.489cm" loext:decorative="false" style:run-through="foreground"/>
      <style:paragraph-properties style:writing-mode="lr-tb"/>
    </style:style>
    <style:style style:name="gr12" style:family="graphic">
      <style:graphic-properties draw:fill-color="#b4c7dc" draw:textarea-horizontal-align="justify" draw:textarea-vertical-align="middle" draw:auto-grow-height="false" fo:min-height="7.576cm" fo:min-width="5.644cm" style:writing-mode="lr-tb" loext:decorative="false" style:run-through="foreground"/>
      <style:paragraph-properties style:writing-mode="lr-tb"/>
    </style:style>
    <style:style style:name="gr13" style:family="graphic">
      <style:graphic-properties draw:textarea-horizontal-align="justify" draw:textarea-vertical-align="middle" draw:auto-grow-height="false" fo:min-height="1.797cm" fo:min-width="5.248cm" style:writing-mode="lr-tb" loext:decorative="false" style:run-through="foreground"/>
      <style:paragraph-properties style:writing-mode="lr-tb"/>
    </style:style>
    <style:style style:name="gr14" style:family="graphic">
      <style:graphic-properties draw:fill-color="#b4c7dc" draw:textarea-horizontal-align="justify" draw:textarea-vertical-align="middle" draw:auto-grow-height="false" fo:min-height="3.514cm" fo:min-width="5.106cm" style:writing-mode="lr-tb" loext:decorative="false" style:run-through="foreground"/>
      <style:paragraph-properties style:writing-mode="lr-tb"/>
    </style:style>
    <style:style style:name="gr15" style:family="graphic">
      <style:graphic-properties draw:textarea-horizontal-align="justify" draw:textarea-vertical-align="middle" draw:auto-grow-height="false" fo:min-height="2.452cm" fo:min-width="4.763cm" style:writing-mode="lr-tb" loext:decorative="false" style:run-through="foreground"/>
      <style:paragraph-properties style:writing-mode="lr-tb"/>
    </style:style>
    <style:style style:name="gr16" style:family="graphic">
      <style:graphic-properties draw:fill-color="#b4c7dc" draw:textarea-horizontal-align="justify" draw:textarea-vertical-align="middle" draw:auto-grow-height="false" fo:min-height="7.752cm" fo:min-width="5.106cm" style:writing-mode="lr-tb" loext:decorative="false" style:run-through="foreground"/>
      <style:paragraph-properties style:writing-mode="lr-tb"/>
    </style:style>
    <style:style style:name="gr17" style:family="graphic">
      <style:graphic-properties draw:marker-end="Arrow" draw:marker-end-width="0.176cm" draw:textarea-horizontal-align="center" draw:textarea-vertical-align="middle" loext:decorative="false" style:run-through="foreground"/>
    </style:style>
    <style:style style:name="gr18" style:family="graphic">
      <style:graphic-properties draw:textarea-horizontal-align="justify" draw:textarea-vertical-align="middle" draw:auto-grow-height="false" fo:min-height="2.381cm" fo:min-width="4.763cm" style:writing-mode="lr-tb" loext:decorative="false" style:run-through="foreground"/>
      <style:paragraph-properties style:writing-mode="lr-tb"/>
    </style:style>
    <style:style style:name="gr19" style:family="graphic">
      <style:graphic-properties draw:textarea-horizontal-align="justify" draw:textarea-vertical-align="middle" draw:auto-grow-height="false" fo:min-height="1.842cm" fo:min-width="4.789cm" style:writing-mode="lr-tb" loext:decorative="false" style:run-through="foreground"/>
      <style:paragraph-properties style:writing-mode="lr-tb"/>
    </style:style>
    <style:style style:name="gr20" style:family="graphic">
      <style:graphic-properties draw:textarea-horizontal-align="justify" draw:textarea-vertical-align="middle" draw:auto-grow-height="false" fo:min-height="1.842cm" fo:min-width="4.71cm" style:writing-mode="lr-tb" loext:decorative="false" style:run-through="foreground"/>
      <style:paragraph-properties style:writing-mode="lr-tb"/>
    </style:style>
    <style:style style:name="gr21" style:family="graphic">
      <style:graphic-properties draw:fill-color="#b4c7dc" draw:textarea-horizontal-align="justify" draw:textarea-vertical-align="middle" draw:auto-grow-height="false" fo:min-height="6.727cm" fo:min-width="5.106cm" style:writing-mode="lr-tb" loext:decorative="false" style:run-through="foreground"/>
      <style:paragraph-properties style:writing-mode="lr-tb"/>
    </style:style>
    <style:style style:name="gr22" style:family="graphic">
      <style:graphic-properties draw:fill-color="#b4c7dc" draw:textarea-horizontal-align="justify" draw:textarea-vertical-align="middle" draw:auto-grow-height="false" fo:min-height="3.558cm" fo:min-width="5.106cm"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commence par lister les “soucis” du Rover</text:p>
      <text:p text:style-name="P1"/>
      <text:list text:style-name="L1">
        <text:list-item>
          <text:p text:style-name="P2">Définir les types du métier</text:p>
        </text:list-item>
        <text:list-item>
          <text:p text:style-name="P3">Établir la connexion entre Control et Rover</text:p>
        </text:list-item>
        <text:list-item>
          <text:p text:style-name="P3">Collecter les commandes de l’utilisateur</text:p>
        </text:list-item>
        <text:list-item>
          <text:p text:style-name="P3">Encoder/<text:span text:style-name="T1">Décoder</text:span> l’instruction pour le rover</text:p>
        </text:list-item>
        <text:list-item>
          <text:p text:style-name="P3">Envoyer <text:span text:style-name="T1">des messages</text:span></text:p>
        </text:list-item>
        <text:list-item>
          <text:p text:style-name="P4">Recevoir des messages</text:p>
        </text:list-item>
        <text:list-item>
          <text:p text:style-name="P3">Exécuter l’instruction</text:p>
        </text:list-item>
        <text:list-item>
          <text:p text:style-name="P3">Interroger le monde pour des obstacles</text:p>
        </text:list-item>
        <text:list-item>
          <text:p text:style-name="P3">Encoder/<text:span text:style-name="T1">Décoder</text:span> l’information</text:p>
        </text:list-item>
        <text:list-item>
          <text:p text:style-name="P5">Mettre à jour la carte</text:p>
        </text:list-item>
        <text:list-item>
          <text:p text:style-name="P6">Représenter la carte à l’utilisateur</text:p>
        </text:list-item>
      </text:list>
      <text:p text:style-name="P1"/>
      <text:p text:style-name="P7">En combinant les soucis fortement <text:span text:style-name="T2">liés</text:span> on peut les répartir de la manière suivante.</text:p>
      <text:p text:style-name="P8"><draw:g text:anchor-type="paragraph" draw:z-index="0" draw:name="DrawObject4" draw:style-name="gr1"><draw:custom-shape draw:name="Shape 1" draw:style-name="gr2" draw:text-style-name="P10" svg:width="5.266cm" svg:height="2.805cm" svg:x="11.04cm" svg:y="2.552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2" draw:style-name="gr3" draw:text-style-name="P10" svg:width="4.816cm" svg:height="2.779cm" svg:x="0.298cm" svg:y="0.393cm"><text:p text:style-name="P9">ROVER</text:p><text:p text:style-name="P9"/><text:p text:style-name="P9">Execute Instructions</text:p><text:p text:style-name="P9">Collect Information</text:p><draw:enhanced-geometry svg:viewBox="0 0 21600 21600" draw:type="rectangle" draw:enhanced-path="M 0 0 L 21600 0 21600 21600 0 21600 0 0 Z N"/></draw:custom-shape><draw:custom-shape draw:name="Shape 3" draw:style-name="gr4" draw:text-style-name="P10" svg:width="5.213cm" svg:height="2.451cm" svg:x="5.404cm" svg:y="2.536cm"><text:p text:style-name="P9">WORLD</text:p><text:p text:style-name="P9"/><text:p text:style-name="P9">Sample for Obstacles</text:p><text:p text:style-name="P9">Define Domain Types</text:p><draw:enhanced-geometry svg:viewBox="0 0 21600 21600" draw:type="rectangle" draw:enhanced-path="M 0 0 L 21600 0 21600 21600 0 21600 0 0 Z N"/></draw:custom-shape><draw:custom-shape draw:name="Shape 5" draw:style-name="gr5" draw:text-style-name="P10" svg:width="5.24cm" svg:height="2.292cm" svg:x="5.378cm" svg:y="5.272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6" draw:style-name="gr6" draw:text-style-name="P10" svg:width="4.869cm" svg:height="1.789cm" svg:x="0.298cm" svg:y="3.552cm"><text:p text:style-name="P9">VISUAL</text:p><text:p text:style-name="P9"/><text:p text:style-name="P9">Display Map</text:p><draw:enhanced-geometry svg:viewBox="0 0 21600 21600" draw:type="rectangle" draw:enhanced-path="M 0 0 L 21600 0 21600 21600 0 21600 0 0 Z N"/></draw:custom-shape><draw:custom-shape draw:name="Shape 7" draw:style-name="gr7" draw:text-style-name="P10" svg:width="5.213cm" svg:height="1.736cm" svg:x="11.04cm" svg:y="5.669cm"><text:p text:style-name="P9">INPUT</text:p><text:p text:style-name="P9"/><text:p text:style-name="P9">Collect input</text:p><draw:enhanced-geometry svg:viewBox="0 0 21600 21600" draw:type="rectangle" draw:enhanced-path="M 0 0 L 21600 0 21600 21600 0 21600 0 0 Z N"/></draw:custom-shape><draw:custom-shape draw:name="Shape 10" draw:style-name="gr8" draw:text-style-name="P10" svg:width="5.213cm" svg:height="1.842cm" svg:x="5.431cm" svg:y="0.34cm"><text:p text:style-name="P9">INSTRUCTION</text:p><text:p text:style-name="P9"/><text:p text:style-name="P9">Encode/Decode</text:p><draw:enhanced-geometry svg:viewBox="0 0 21600 21600" draw:type="rectangle" draw:enhanced-path="M 0 0 L 21600 0 21600 21600 0 21600 0 0 Z N"/></draw:custom-shape><draw:custom-shape draw:name="Shape 11" draw:style-name="gr8" draw:text-style-name="P10" svg:width="5.213cm" svg:height="1.842cm" svg:x="11.067cm" svg:y="0.34cm"><text:p text:style-name="P9">INFORMATION</text:p><text:p text:style-name="P9"/><text:p text:style-name="P9">Encode/Decode</text:p><draw:enhanced-geometry svg:viewBox="0 0 21600 21600" draw:type="rectangle" draw:enhanced-path="M 0 0 L 21600 0 21600 21600 0 21600 0 0 Z N"/></draw:custom-shape></draw:g><text:line-break/><text:line-break/><text:line-break/><text:line-break/><text:line-break/><text:line-break/><text:line-break/><text:line-break/><text:line-break/><text:line-break/><text:line-break/><text:line-break/><text:line-break/><text:line-break/><text:line-break/><text:line-break/></text:p>
      <text:p text:style-name="P11"/>
      <text:p text:style-name="P11"/>
      <text:p text:style-name="P11"/>
      <text:p text:style-name="P11"/>
      <text:p text:style-name="P11"/>
      <text:p text:style-name="P11"/>
      <text:p text:style-name="P11"/>
      <text:p text:style-name="P12">Ces blocs peuvent être combinés en un nombre minimal de modules faiblement couplés de la manière suivante. Les flèches représentent les dépendances.</text:p>
      <text:p text:style-name="P13"/>
      <text:p text:style-name="P14"><draw:g text:anchor-type="paragraph" draw:z-index="1" draw:name="DrawObject1" draw:style-name="gr1"><draw:g draw:name="DrawObject3" draw:style-name="gr9"><draw:custom-shape draw:name="Shape 4" draw:style-name="gr10" draw:text-style-name="P15" svg:width="5.107cm" svg:height="3.705cm" svg:x="5.986cm" svg:y="4.24cm"><text:p/><draw:enhanced-geometry svg:viewBox="0 0 21600 21600" draw:type="rectangle" draw:enhanced-path="M 0 0 L 21600 0 21600 21600 0 21600 0 0 Z N"/></draw:custom-shape><draw:custom-shape draw:name="Shape 9" draw:style-name="gr3" draw:text-style-name="P10" svg:width="4.816cm" svg:height="2.779cm" svg:x="6.117cm" svg:y="5.023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1" draw:style-name="gr11" draw:text-style-name="P16" svg:width="4.763cm" svg:height="0.489cm" svg:x="6.164cm" svg:y="4.39cm"><draw:text-box><text:p text:style-name="P9"><text:span text:style-name="T3">ROVER </text:span><text:span text:style-name="T4">I=1</text:span></text:p></draw:text-box></draw:frame></draw:g><draw:g draw:name="DrawObject1" draw:style-name="gr9"><draw:custom-shape draw:name="Shape 8" draw:style-name="gr12" draw:text-style-name="P15" svg:width="5.645cm" svg:height="7.577cm" svg:x="11.878cm" svg:y="-0.258cm"><text:p/><draw:enhanced-geometry svg:viewBox="0 0 21600 21600" draw:type="rectangle" draw:enhanced-path="M 0 0 L 21600 0 21600 21600 0 21600 0 0 Z N"/></draw:custom-shape><draw:frame draw:name="Text Frame 2" draw:style-name="gr11" draw:text-style-name="P17" svg:width="5.405cm" svg:height="0.489cm" svg:x="11.985cm" svg:y="-0.073cm"><draw:text-box><text:p text:style-name="P9"><text:span text:style-name="T3">MISSION CONTROL </text:span><text:span text:style-name="T4">I=1</text:span></text:p></draw:text-box></draw:frame><draw:custom-shape draw:name="Shape 12" draw:style-name="gr5" draw:text-style-name="P10" svg:width="5.24cm" svg:height="2.292cm" svg:x="12.098cm" svg:y="0.624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14" draw:style-name="gr7" draw:text-style-name="P10" svg:width="5.213cm" svg:height="1.736cm" svg:x="12.098cm" svg:y="5.302cm"><text:p text:style-name="P9">INPUT</text:p><text:p text:style-name="P9"/><text:p text:style-name="P9">Collect input</text:p><draw:enhanced-geometry svg:viewBox="0 0 21600 21600" draw:type="rectangle" draw:enhanced-path="M 0 0 L 21600 0 21600 21600 0 21600 0 0 Z N"/></draw:custom-shape><draw:custom-shape draw:name="Shape 17" draw:style-name="gr13" draw:text-style-name="P19" svg:width="5.248cm" svg:height="1.798cm" svg:x="12.072cm" svg:y="3.191cm"><text:p text:style-name="P18"><text:span text:style-name="T3">VISUAL</text:span></text:p><text:p text:style-name="P18"><text:span text:style-name="T3"/></text:p><text:p text:style-name="P18"><text:span text:style-name="T3">Display Map</text:span></text:p><draw:enhanced-geometry svg:viewBox="0 0 21600 21600" draw:type="rectangle" draw:enhanced-path="M 0 0 L 21600 0 21600 21600 0 21600 0 0 Z N"/></draw:custom-shape></draw:g><draw:g draw:name="DrawObject2" draw:style-name="gr9"><draw:custom-shape draw:name="Shape 15" draw:style-name="gr14" draw:text-style-name="P15" svg:width="5.107cm" svg:height="3.514cm" svg:x="5.589cm" svg:y="-0.297cm"><text:p/><draw:enhanced-geometry svg:viewBox="0 0 21600 21600" draw:type="rectangle" draw:enhanced-path="M 0 0 L 21600 0 21600 21600 0 21600 0 0 Z N"/></draw:custom-shape><draw:frame draw:name="Text Frame 3" draw:style-name="gr11" draw:text-style-name="P16" svg:width="4.763cm" svg:height="0.489cm" svg:x="5.766cm" svg:y="-0.147cm"><draw:text-box><text:p text:style-name="P9"><text:span text:style-name="T3">WORLD </text:span><text:span text:style-name="T4">I=0</text:span></text:p></draw:text-box></draw:frame><draw:custom-shape draw:name="Shape 13" draw:style-name="gr15" draw:text-style-name="P19" svg:width="4.763cm" svg:height="2.453cm" svg:x="5.775cm" svg:y="0.513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type="rectangle" draw:enhanced-path="M 0 0 L 21600 0 21600 21600 0 21600 0 0 Z N"/></draw:custom-shape></draw:g><draw:custom-shape draw:name="Shape 16" draw:style-name="gr16" draw:text-style-name="P15" svg:width="5.107cm" svg:height="7.753cm" svg:x="-0.258cm" svg:y="-0.302cm"><text:p/><draw:enhanced-geometry svg:viewBox="0 0 21600 21600" draw:type="rectangle" draw:enhanced-path="M 0 0 L 21600 0 21600 21600 0 21600 0 0 Z N"/></draw:custom-shape><draw:frame draw:name="Text Frame 4" draw:style-name="gr11" draw:text-style-name="P16" svg:width="4.763cm" svg:height="0.489cm" svg:x="-0.08cm" svg:y="-0.152cm"><draw:text-box><text:p text:style-name="P9"><text:span text:style-name="T3">COMMUNICATION </text:span><text:span text:style-name="T4">I=0</text:span></text:p></draw:text-box></draw:frame><draw:line draw:name="Line 2" draw:style-name="gr17" draw:text-style-name="P9" svg:x1="11.878cm" svg:y1="1.125cm" svg:x2="10.696cm" svg:y2="1.099cm"><text:p/></draw:line><draw:custom-shape draw:name="Shape 18" draw:style-name="gr18" draw:text-style-name="P10" svg:width="4.763cm" svg:height="2.382cm" svg:x="-0.099cm" svg:y="0.598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19" draw:style-name="gr19" draw:text-style-name="P10" svg:width="4.79cm" svg:height="1.842cm" svg:x="-0.126cm" svg:y="3.27cm"><text:p text:style-name="P9">INFORMATION</text:p><text:p text:style-name="P9"/><text:p text:style-name="P9">Encode/Decode</text:p><draw:enhanced-geometry svg:viewBox="0 0 21600 21600" draw:type="rectangle" draw:enhanced-path="M 0 0 L 21600 0 21600 21600 0 21600 0 0 Z N"/></draw:custom-shape><draw:custom-shape draw:name="Shape 20" draw:style-name="gr20" draw:text-style-name="P10" svg:width="4.71cm" svg:height="1.842cm" svg:x="-0.073cm" svg:y="5.376cm"><text:p text:style-name="P9">INSTRUCTION</text:p><text:p text:style-name="P9"/><text:p text:style-name="P9">Encode/Decode</text:p><draw:enhanced-geometry svg:viewBox="0 0 21600 21600" draw:type="rectangle" draw:enhanced-path="M 0 0 L 21600 0 21600 21600 0 21600 0 0 Z N"/></draw:custom-shape><draw:line draw:name="Vertical line 1" draw:style-name="gr17" draw:text-style-name="P9" svg:x1="9.082cm" svg:y1="4.24cm" svg:x2="9.082cm" svg:y2="3.217cm"><text:p/></draw:line><draw:line draw:name="Line 1" draw:style-name="gr17" draw:text-style-name="P9" svg:x1="11.877cm" svg:y1="3.826cm" svg:x2="4.848cm" svg:y2="3.72cm"><text:p/></draw:line><draw:line draw:name="Line 3" draw:style-name="gr17" draw:text-style-name="P9" svg:x1="5.986cm" svg:y1="5.995cm" svg:x2="4.848cm" svg:y2="5.995cm"><text:p/></draw:line></draw:g>Ainsi MissionControl et Rover sont tous deux dépendants de Communication.</text:p>
      <text:p text:style-name="P20">Mais Communication est <text:span text:style-name="T5">un module </text:span>volatil <text:span text:style-name="T5">et stable</text:span>, <text:span text:style-name="T5">il est donc souhaitable d’isoler les spécificités de son implémentation du reste de l’application afin d’amortir les conséquences d’une changement de protocole.</text:span></text:p>
      <text:p text:style-name="P21">Pour cela nous séparons communications, en : </text:p>
      <text:p text:style-name="P21"><text:s/>- d’une part un module abstrait, intégrant les règles de communications de notre application et une interface que les différentes implémentations devront respecter.</text:p>
      <text:p text:style-name="P21">- d’autre part, des modules individuels contenant l’implémentation pour chaque protocole, ici TCP.</text:p>
      <text:p text:style-name="P22"><draw:g text:anchor-type="paragraph" draw:z-index="2" draw:name="DrawObject5" draw:style-name="gr1"><draw:g draw:name="DrawObject 5" draw:style-name="gr9"><draw:custom-shape draw:name="Shape 25" draw:style-name="gr10" draw:text-style-name="P15" svg:width="5.107cm" svg:height="3.705cm" svg:x="6.273cm" svg:y="5.726cm"><text:p/><draw:enhanced-geometry svg:viewBox="0 0 21600 21600" draw:mirror-horizontal="false" draw:mirror-vertical="false" draw:type="rectangle" draw:enhanced-path="M 0 0 L 21600 0 21600 21600 0 21600 0 0 Z N"/></draw:custom-shape><draw:custom-shape draw:name="Shape 26" draw:style-name="gr3" draw:text-style-name="P10" svg:width="4.816cm" svg:height="2.779cm" svg:x="6.405cm" svg:y="6.509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9" draw:style-name="gr11" draw:text-style-name="P17" svg:width="4.763cm" svg:height="0.489cm" svg:x="6.451cm" svg:y="5.876cm"><draw:text-box><text:p text:style-name="P9"><text:span text:style-name="T3">ROVER </text:span><text:span text:style-name="T4">I=1</text:span></text:p></draw:text-box></draw:frame></draw:g><draw:g draw:name="DrawObject 6" draw:style-name="gr9"><draw:custom-shape draw:name="Shape 27" draw:style-name="gr12" draw:text-style-name="P15" svg:width="5.645cm" svg:height="7.577cm" svg:x="12.164cm" svg:y="0.487cm"><text:p/><draw:enhanced-geometry svg:viewBox="0 0 21600 21600" draw:mirror-horizontal="false" draw:mirror-vertical="false" draw:type="rectangle" draw:enhanced-path="M 0 0 L 21600 0 21600 21600 0 21600 0 0 Z N"/></draw:custom-shape><draw:frame draw:name="Text Frame 10" draw:style-name="gr11" draw:text-style-name="P17" svg:width="5.405cm" svg:height="0.489cm" svg:x="12.272cm" svg:y="0.672cm"><draw:text-box><text:p text:style-name="P9"><text:span text:style-name="T3">MISSION CONTROL </text:span><text:span text:style-name="T4">I=1</text:span></text:p></draw:text-box></draw:frame><draw:custom-shape draw:name="Shape 28" draw:style-name="gr5" draw:text-style-name="P10" svg:width="5.24cm" svg:height="2.292cm" svg:x="12.385cm" svg:y="1.369cm"><text:p text:style-name="P9">MISSION CONTROL</text:p><text:p text:style-name="P9"/><text:p text:style-name="P9">Receive Informations</text:p><text:p text:style-name="P9">Update Map</text:p><draw:enhanced-geometry svg:viewBox="0 0 21600 21600" draw:mirror-horizontal="false" draw:mirror-vertical="false" draw:type="rectangle" draw:enhanced-path="M 0 0 L 21600 0 21600 21600 0 21600 0 0 Z N"/></draw:custom-shape><draw:custom-shape draw:name="Shape 29" draw:style-name="gr7" draw:text-style-name="P10" svg:width="5.213cm" svg:height="1.736cm" svg:x="12.385cm" svg:y="6.047cm"><text:p text:style-name="P9">INPUT</text:p><text:p text:style-name="P9"/><text:p text:style-name="P9">Collect input</text:p><draw:enhanced-geometry svg:viewBox="0 0 21600 21600" draw:mirror-horizontal="false" draw:mirror-vertical="false" draw:type="rectangle" draw:enhanced-path="M 0 0 L 21600 0 21600 21600 0 21600 0 0 Z N"/></draw:custom-shape><draw:custom-shape draw:name="Shape 30" draw:style-name="gr13" draw:text-style-name="P19" svg:width="5.248cm" svg:height="1.798cm" svg:x="12.358cm" svg:y="3.936cm"><text:p text:style-name="P18"><text:span text:style-name="T3">VISUAL</text:span></text:p><text:p text:style-name="P18"><text:span text:style-name="T3"/></text:p><text:p text:style-name="P18"><text:span text:style-name="T3">Display Map</text:span></text:p><draw:enhanced-geometry svg:viewBox="0 0 21600 21600" draw:mirror-horizontal="false" draw:mirror-vertical="false" draw:type="rectangle" draw:enhanced-path="M 0 0 L 21600 0 21600 21600 0 21600 0 0 Z N"/></draw:custom-shape></draw:g><draw:g draw:name="DrawObject 7" draw:style-name="gr9"><draw:custom-shape draw:name="Shape 31" draw:style-name="gr14" draw:text-style-name="P15" svg:width="5.107cm" svg:height="3.514cm" svg:x="5.876cm" svg:y="0.448cm"><text:p/><draw:enhanced-geometry svg:viewBox="0 0 21600 21600" draw:mirror-horizontal="false" draw:mirror-vertical="false" draw:type="rectangle" draw:enhanced-path="M 0 0 L 21600 0 21600 21600 0 21600 0 0 Z N"/></draw:custom-shape><draw:frame draw:name="Text Frame 11" draw:style-name="gr11" draw:text-style-name="P17" svg:width="4.763cm" svg:height="0.489cm" svg:x="6.054cm" svg:y="0.598cm"><draw:text-box><text:p text:style-name="P9"><text:span text:style-name="T3">WORLD </text:span><text:span text:style-name="T4">I=0</text:span></text:p></draw:text-box></draw:frame><draw:custom-shape draw:name="Shape 32" draw:style-name="gr15" draw:text-style-name="P19" svg:width="4.763cm" svg:height="2.453cm" svg:x="6.061cm" svg:y="1.258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mirror-horizontal="false" draw:mirror-vertical="false" draw:type="rectangle" draw:enhanced-path="M 0 0 L 21600 0 21600 21600 0 21600 0 0 Z N"/></draw:custom-shape></draw:g><draw:custom-shape draw:name="Shape 33" draw:style-name="gr21" draw:text-style-name="P15" svg:width="5.107cm" svg:height="6.728cm" svg:x="0.028cm" svg:y="0.443cm"><text:p/><draw:enhanced-geometry svg:viewBox="0 0 21600 21600" draw:mirror-horizontal="false" draw:mirror-vertical="false" draw:type="rectangle" draw:enhanced-path="M 0 0 L 21600 0 21600 21600 0 21600 0 0 Z N"/></draw:custom-shape><draw:frame draw:name="Text Frame 12" draw:style-name="gr11" draw:text-style-name="P17" svg:width="4.763cm" svg:height="0.489cm" svg:x="0.207cm" svg:y="0.593cm"><draw:text-box><text:p text:style-name="P9"><text:span text:style-name="T3">COMMUNICATION </text:span><text:span text:style-name="T4">I=0</text:span></text:p></draw:text-box></draw:frame><draw:line draw:name="Line 7" draw:style-name="gr17" draw:text-style-name="P9" svg:x1="12.164cm" svg:y1="1.871cm" svg:x2="10.982cm" svg:y2="1.845cm"><text:p/></draw:line><draw:custom-shape draw:name="Shape 34" draw:style-name="gr18" draw:text-style-name="P10" svg:width="4.763cm" svg:height="2.382cm" svg:x="0.161cm" svg:y="5.523cm"><text:p text:style-name="P9">I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custom-shape draw:name="Shape 35" draw:style-name="gr19" draw:text-style-name="P10" svg:width="4.79cm" svg:height="1.842cm" svg:x="0.161cm" svg:y="1.269cm"><text:p text:style-name="P9">INFORMATION</text:p><text:p text:style-name="P9"/><text:p text:style-name="P9">Encode/Decode</text:p><draw:enhanced-geometry svg:viewBox="0 0 21600 21600" draw:mirror-horizontal="false" draw:mirror-vertical="false" draw:type="rectangle" draw:enhanced-path="M 0 0 L 21600 0 21600 21600 0 21600 0 0 Z N"/></draw:custom-shape><draw:custom-shape draw:name="Shape 36" draw:style-name="gr20" draw:text-style-name="P10" svg:width="4.71cm" svg:height="1.842cm" svg:x="0.214cm" svg:y="3.375cm"><text:p text:style-name="P9">INSTRUCTION</text:p><text:p text:style-name="P9"/><text:p text:style-name="P9">Encode/Decode</text:p><draw:enhanced-geometry svg:viewBox="0 0 21600 21600" draw:mirror-horizontal="false" draw:mirror-vertical="false" draw:type="rectangle" draw:enhanced-path="M 0 0 L 21600 0 21600 21600 0 21600 0 0 Z N"/></draw:custom-shape><draw:line draw:name="Vertical line 3" draw:style-name="gr17" draw:text-style-name="P9" svg:x1="9.368cm" svg:y1="5.726cm" svg:x2="9.368cm" svg:y2="3.962cm"><text:p/></draw:line><draw:line draw:name="Line 8" draw:style-name="gr17" draw:text-style-name="P9" svg:x1="12.164cm" svg:y1="4.572cm" svg:x2="5.135cm" svg:y2="4.466cm"><text:p/></draw:line><draw:line draw:name="Line 9" draw:style-name="gr17" draw:text-style-name="P9" svg:x1="6.273cm" svg:y1="5.98cm" svg:x2="5.135cm" svg:y2="5.98cm"><text:p/></draw:line><draw:custom-shape draw:name="Shape 21" draw:style-name="gr22" draw:text-style-name="P15" svg:width="5.107cm" svg:height="3.559cm" svg:x="0.002cm" svg:y="9.354cm"><text:p/><draw:enhanced-geometry svg:viewBox="0 0 21600 21600" draw:mirror-horizontal="false" draw:mirror-vertical="false" draw:type="rectangle" draw:enhanced-path="M 0 0 L 21600 0 21600 21600 0 21600 0 0 Z N"/></draw:custom-shape><draw:frame draw:name="Text Frame 5" draw:style-name="gr11" draw:text-style-name="P17" svg:width="4.763cm" svg:height="0.489cm" svg:x="0.18cm" svg:y="9.504cm"><draw:text-box><text:p text:style-name="P9"><text:span text:style-name="T6">TCP </text:span><text:span text:style-name="T4">I=1</text:span></text:p></draw:text-box></draw:frame><draw:custom-shape draw:name="Shape 22" draw:style-name="gr18" draw:text-style-name="P10" svg:width="4.763cm" svg:height="2.382cm" svg:x="0.161cm" svg:y="10.254cm"><text:p text:style-name="P9">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line draw:name="Line 4" draw:style-name="gr17" draw:text-style-name="P9" svg:x1="2.594cm" svg:y1="9.354cm" svg:x2="2.568cm" svg:y2="7.904cm"><text:p/></draw:line></draw:g></text:p>
      <text:p text:style-name="P22"/>
      <text:p text:style-name="P22"/>
      <text:p text:style-name="P22"/>
      <text:p text:style-name="P22"><text:soft-page-break/><text:span text:style-name="T7">L</text:span>e style architectural résultant de ces choix est une architecture en Onion dans laquelle : </text:p>
      <text:list text:style-name="L2">
        <text:list-item>
          <text:p text:style-name="P23">le cœur de l’application repose sur les fondamentaux métier (planète, Vector, …)</text:p>
        </text:list-item>
        <text:list-item>
          <text:p text:style-name="P23">Sur lesquels viennent se greffer les applications spécifiques (rover, mission control)</text:p>
        </text:list-item>
        <text:list-item>
          <text:p text:style-name="P23">Autour de laquelle gravitent différente implémentations des communications dépendantes de l’infrastructure choisie, et découplées du reste par une interface côté Application afin de ne faire transiter que des messages neutres (ici du texte).</text:p>
        </text:list-item>
      </text:list>
      <text:p text:style-name="P22"/>
      <text:p text:style-name="P22">Pour l’analyse SWOT :</text:p>
      <text:p text:style-name="P22"/>
      <text:p text:style-name="P22">Strengths :</text:p>
      <text:list text:style-name="L3">
        <text:list-item>
          <text:p text:style-name="P24">Limite le surdésign</text:p>
        </text:list-item>
        <text:list-item>
          <text:p text:style-name="P24">L’application est centré sur son module le moins volatil.</text:p>
        </text:list-item>
        <text:list-item>
          <text:p text:style-name="P24">Ses modules les plus volatils (TCP, …) sont isolés du reste par une interface.</text:p>
        </text:list-item>
      </text:list>
      <text:p text:style-name="P22">Weaknesses :</text:p>
      <text:list text:style-name="L4">
        <text:list-item>
          <text:p text:style-name="P25">Développement additionnel d’un module de communication abstrait, pour permettre de remplacer les implémentations, possibilité qui ne sera plus employable en production.</text:p>
        </text:list-item>
      </text:list>
      <text:p text:style-name="P22">Opportunities :</text:p>
      <text:list text:style-name="L5">
        <text:list-item>
          <text:p text:style-name="P26">Le module de communication est très simple à modifier/remplacer</text:p>
        </text:list-item>
      </text:list>
      <text:p text:style-name="P22">Threats :</text:p>
      <text:list text:style-name="L6">
        <text:list-item>
          <text:p text:style-name="P27">Une modification des primitives Métiers auraient des répercussions partout.</text:p>
        </text:list-item>
      </text:list>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41cm" fo:margin-right="1.4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6:49:46.829984200</meta:creation-date>
    <dc:date>2025-11-05T12:52:36.026916800</dc:date>
    <meta:editing-duration>PT1H14M46S</meta:editing-duration>
    <meta:editing-cycles>10</meta:editing-cycles>
    <meta:generator>LibreOffice/25.8.2.2$Windows_X86_64 LibreOffice_project/d401f2107ccab8f924a8e2df40f573aab7605b6f</meta:generator>
    <meta:print-date>2025-11-05T12:42:30.428193400</meta:print-date>
    <meta:printed-by>PDF files</meta:printed-by>
    <meta:document-statistic meta:table-count="0" meta:image-count="0" meta:object-count="0" meta:page-count="3" meta:paragraph-count="35" meta:word-count="343" meta:character-count="2272" meta:non-whitespace-character-count="1964"/>
  </office:meta>
</office:document-meta>
</file>